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TFStream.setData( byte [ ] data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TFStream.populateStreamDict( Object length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TFStream.PDFTTFStream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TFStream.output( java . io .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